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G Times (W1)" svg:font-family="'CG Times (W1)', 'Times New Roman'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d4fa0" officeooo:paragraph-rsid="000d4fa0"/>
    </style:style>
    <style:style style:name="P2" style:family="paragraph" style:parent-style-name="Standard">
      <style:text-properties style:font-name="Times New Roman" officeooo:rsid="000d4fa0" officeooo:paragraph-rsid="001287f9"/>
    </style:style>
    <style:style style:name="T1" style:family="text">
      <style:text-properties fo:color="#ff3366"/>
    </style:style>
    <style:style style:name="T2" style:family="text">
      <style:text-properties fo:color="#ff0000"/>
    </style:style>
    <style:style style:name="T3" style:family="text">
      <style:text-properties fo:color="#ff0000" officeooo:rsid="001287f9"/>
    </style:style>
    <style:style style:name="T4" style:family="text">
      <style:text-properties fo:color="#ff0000" officeooo:rsid="0012e287"/>
    </style:style>
    <style:style style:name="T5" style:family="text">
      <style:text-properties officeooo:rsid="000ebfd9"/>
    </style:style>
    <style:style style:name="T6" style:family="text">
      <style:text-properties fo:color="#000000" officeooo:rsid="000ebfd9"/>
    </style:style>
    <style:style style:name="T7" style:family="text">
      <style:text-properties fo:color="#000000" officeooo:rsid="00107e29"/>
    </style:style>
    <style:style style:name="T8" style:family="text">
      <style:text-properties fo:color="#000000" officeooo:rsid="0012e287"/>
    </style:style>
    <style:style style:name="T9" style:family="text">
      <style:text-properties officeooo:rsid="001287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<text:tab/>Vdd <text:s text:c="2"/></text:p>
      <text:p text:style-name="P1">2<text:tab/>Vss <text:s text:c="2"/></text:p>
      <text:p text:style-name="P1">3<text:tab/>CS<text:tab/><text:tab/><text:span text:style-name="T1">Chip select</text:span> <text:span text:style-name="T5">Only for first chip, rest controlled by token. Active high</text:span> <text:s text:c="2"/></text:p>
      <text:p text:style-name="P1">4<text:tab/>SDI <text:s text:c="2"/><text:tab/><text:tab/><text:span text:style-name="T2">SPI data In </text:span><text:span text:style-name="T6">All chips paralleled</text:span></text:p>
      <text:p text:style-name="P1">5<text:tab/>SCK <text:s text:c="2"/><text:tab/><text:tab/><text:span text:style-name="T2">SPI Clock </text:span><text:span text:style-name="T6">All chips paralleled</text:span></text:p>
      <text:p text:style-name="P1">6<text:tab/>TCK <text:s text:c="2"/><text:tab/><text:tab/><text:span text:style-name="T2">Token Clock </text:span><text:span text:style-name="T6">All chips paralleled. </text:span><text:span text:style-name="T7">Positive edge moves token.</text:span></text:p>
      <text:p text:style-name="P1">7<text:tab/>WR <text:s text:c="3"/><text:tab/><text:tab/><text:span text:style-name="T2">Write/Read</text:span>. 1=read, 0=write</text:p>
      <text:p text:style-name="P1">8<text:tab/>EN <text:s text:c="3"/><text:tab/><text:tab/><text:span text:style-name="T2">Count Enable </text:span><text:span text:style-name="T6">Gate for counting interval</text:span></text:p>
      <text:p text:style-name="P1">9<text:tab/>SDAC <text:s/><text:tab/><text:span text:style-name="T2">On-chip DAC program</text:span> when 1 <text:span text:style-name="T9">(set to 0)</text:span></text:p>
      <text:p text:style-name="P1">10<text:tab/>RST <text:s text:c="2"/><text:tab/><text:tab/><text:span text:style-name="T2">Global reset </text:span><text:span text:style-name="T6"><text:s/>0 to reset</text:span></text:p>
      <text:p text:style-name="P1">11<text:tab/>Vddd <text:s/></text:p>
      <text:p text:style-name="P1">12<text:tab/>ssd <text:s text:c="2"/></text:p>
      <text:p text:style-name="P1">13<text:tab/>Vdd <text:s text:c="2"/></text:p>
      <text:p text:style-name="P1">14<text:tab/>Vss <text:s text:c="2"/></text:p>
      <text:p text:style-name="P1">15<text:tab/>VH2 <text:s/><text:tab/><text:tab/>Scaler2 window discriminator High <text:span text:style-name="T3">(i2c dac)</text:span></text:p>
      <text:p text:style-name="P2">16<text:tab/>VL2 <text:s/><text:tab/><text:tab/>Scaler2 window discriminator Low <text:span text:style-name="T3">(i2c dac)</text:span></text:p>
      <text:p text:style-name="P2">17<text:tab/>VH1 <text:s text:c="2"/><text:tab/><text:tab/>Scaler1 window discriminator High <text:span text:style-name="T3">(i2c dac)</text:span></text:p>
      <text:p text:style-name="P2">18<text:tab/>VL1 <text:s text:c="2"/><text:tab/><text:tab/>Scaler1 window discriminator High <text:span text:style-name="T3">(i2c dac)</text:span></text:p>
      <text:p text:style-name="P2">19<text:tab/>VL0 <text:s text:c="2"/><text:tab/><text:tab/>Scaler0 threshold discriminator <text:span text:style-name="T3">(i2c dac)</text:span></text:p>
      <text:p text:style-name="P1">20<text:tab/>BDAC <text:s/><text:tab/>On-Chip DAC range control</text:p>
      <text:p text:style-name="P1">21<text:tab/>BLN <text:s text:c="2"/><text:tab/><text:tab/>Output baseline control</text:p>
      <text:p text:style-name="P1">22<text:tab/>BLK <text:s text:c="2"/><text:tab/><text:tab/>Input leakage current control</text:p>
      <text:p text:style-name="P1">23<text:tab/>OAN <text:s text:c="2"/><text:tab/><text:tab/>Analog pulse output</text:p>
      <text:p text:style-name="P1">24<text:tab/>OLK <text:s text:c="2"/><text:tab/><text:tab/>Pixel leakage current monitor</text:p>
      <text:p text:style-name="P1">25<text:tab/>Vss <text:s text:c="2"/></text:p>
      <text:p text:style-name="P1">26<text:tab/>Vdd <text:s text:c="2"/></text:p>
      <text:p text:style-name="P1">27<text:tab/>CAL <text:s text:c="2"/><text:tab/><text:tab/>Test pulse input</text:p>
      <text:p text:style-name="P1">28<text:tab/>Vsubd </text:p>
      <text:p text:style-name="P1">29<text:tab/>SDO <text:s text:c="2"/><text:tab/><text:tab/><text:span text:style-name="T2">SPI Data Out</text:span></text:p>
      <text:p text:style-name="P1">30<text:tab/>TO <text:s text:c="3"/><text:tab/><text:tab/><text:span text:style-name="T2">Token out </text:span><text:span text:style-name="T8">Input. Want to know that token went all the way through.</text:span></text:p>
      <text:p text:style-name="P1">31<text:tab/>E4T <text:s text:c="2"/><text:tab/><text:tab/>N/A</text:p>
      <text:p text:style-name="P1">32<text:tab/>Vddd <text:s/></text:p>
      <text:p text:style-name="P1">33<text:tab/>Vssd <text:s/></text:p>
      <text:p text:style-name="P1">34<text:tab/>Vss <text:s text:c="2"/></text:p>
      <text:p text:style-name="P1">35<text:tab/>Vdd</text:p>
      <text:p text:style-name="P1"/>
      <text:p text:style-name="P1">7 digital control signals. 1 SPI data port (3 signals). Token passing for multiple chip </text:p>
      <text:p text:style-name="P1">installations.</text:p>
      <text:p text:style-name="P1"/>
      <text:p text:style-name="P1">We will not implement BDAC, BLN or BLK. We'll only use the off-chip DACs </text:p>
      <text:p text:style-name="P1">(5 channels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G Times (W1)" svg:font-family="'CG Times (W1)', 'Times New Roman'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G Times (W1)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G Times (W1)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G Times (W1)" fo:font-family="'CG Times (W1)', 'Times New Roman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G Times (W1)" fo:font-family="'CG Times (W1)', 'Times New Roman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G Times (W1)" fo:font-family="'CG Times (W1)', 'Times New Roman'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4T16:28:09.058202358</meta:creation-date>
    <dc:date>2015-08-05T09:57:11.255591308</dc:date>
    <meta:editing-duration>PT8M1S</meta:editing-duration>
    <meta:editing-cycles>2</meta:editing-cycles>
    <meta:generator>LibreOffice/4.4.2.2$Linux_X86_64 LibreOffice_project/40m0$Build-2</meta:generator>
    <meta:document-statistic meta:table-count="0" meta:image-count="0" meta:object-count="0" meta:page-count="1" meta:paragraph-count="39" meta:word-count="223" meta:character-count="1283" meta:non-whitespace-character-count="980"/>
  </office:meta>
</office:document-meta>
</file>